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Dyslexic" svg:font-family="OpenDyslexic" style:font-pitch="variable"/>
    <style:font-face style:name="Ubuntu" svg:font-family="Ubuntu" style:font-pitch="variable"/>
    <style:font-face style:name="Ubuntu Condensed" svg:font-family="'Ubuntu Condensed'" style:font-pitch="variable"/>
    <style:font-face style:name="Ubuntu Light" svg:font-family="'Ubuntu Light'" style:font-adornments="Ligh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ff8e" officeooo:paragraph-rsid="001eff8e"/>
    </style:style>
    <style:style style:name="P2" style:family="paragraph" style:parent-style-name="Text_20_body">
      <style:text-properties fo:font-size="16pt" officeooo:rsid="001eff8e" officeooo:paragraph-rsid="001eff8e" style:font-size-asian="16pt" style:font-size-complex="16pt"/>
    </style:style>
    <style:style style:name="P3" style:family="paragraph" style:parent-style-name="Text_20_body">
      <style:paragraph-properties fo:text-align="center" style:justify-single-word="false"/>
      <style:text-properties style:font-name="Ubuntu Condensed" fo:font-size="12pt" officeooo:rsid="001eff8e" officeooo:paragraph-rsid="001eff8e" style:font-size-asian="10.5pt" style:font-size-complex="12pt"/>
    </style:style>
    <style:style style:name="P4" style:family="paragraph" style:parent-style-name="Text_20_body">
      <style:text-properties style:font-name="Ubuntu Light" officeooo:rsid="001eff8e" officeooo:paragraph-rsid="001eff8e"/>
    </style:style>
    <style:style style:name="P5" style:family="paragraph" style:parent-style-name="Text_20_body">
      <style:text-properties style:font-name="Ubuntu Light" officeooo:rsid="002085a1" officeooo:paragraph-rsid="002085a1"/>
    </style:style>
    <style:style style:name="P6" style:family="paragraph" style:parent-style-name="Text_20_body">
      <style:text-properties style:font-name="Ubuntu Light" fo:font-size="12pt" fo:font-weight="normal" officeooo:rsid="0023c5c4" officeooo:paragraph-rsid="0023c5c4" style:font-size-asian="10.5pt" style:font-weight-asian="normal" style:font-size-complex="12pt" style:font-weight-complex="normal"/>
    </style:style>
    <style:style style:name="P7" style:family="paragraph" style:parent-style-name="Text_20_body">
      <style:text-properties style:font-name="Ubuntu Light" officeooo:rsid="00257959" officeooo:paragraph-rsid="00257959"/>
    </style:style>
    <style:style style:name="P8" style:family="paragraph" style:parent-style-name="Text_20_body">
      <style:text-properties style:font-name="Ubuntu Light" officeooo:rsid="0029694a" officeooo:paragraph-rsid="0029694a"/>
    </style:style>
    <style:style style:name="P9" style:family="paragraph" style:parent-style-name="Text_20_body">
      <style:text-properties style:font-name="Ubuntu Light" officeooo:rsid="002a9578" officeooo:paragraph-rsid="002a9578"/>
    </style:style>
    <style:style style:name="P10" style:family="paragraph" style:parent-style-name="Text_20_body">
      <style:text-properties style:font-name="Ubuntu Light" officeooo:rsid="002c0ddb" officeooo:paragraph-rsid="002c0ddb"/>
    </style:style>
    <style:style style:name="P11" style:family="paragraph" style:parent-style-name="Title">
      <style:text-properties style:font-name="Ubuntu" officeooo:rsid="001eff8e" officeooo:paragraph-rsid="001eff8e"/>
    </style:style>
    <style:style style:name="P12" style:family="paragraph" style:parent-style-name="Heading_20_2">
      <style:text-properties style:font-name="Ubuntu" fo:font-size="16pt" style:font-size-asian="16pt" style:font-size-complex="16pt"/>
    </style:style>
    <style:style style:name="P13" style:family="paragraph" style:parent-style-name="Heading_20_2">
      <style:text-properties style:font-name="Ubuntu" fo:font-size="16pt" officeooo:rsid="002085a1" officeooo:paragraph-rsid="002085a1" style:font-size-asian="16pt" style:font-size-complex="16pt"/>
    </style:style>
    <style:style style:name="P14" style:family="paragraph" style:parent-style-name="Heading_20_2">
      <style:text-properties style:font-name="Ubuntu" fo:font-size="16pt" officeooo:rsid="002a9578" officeooo:paragraph-rsid="002a9578" style:font-size-asian="16pt" style:font-size-complex="16pt"/>
    </style:style>
    <style:style style:name="P15" style:family="paragraph" style:parent-style-name="Heading_20_2">
      <style:paragraph-properties fo:break-before="page"/>
      <style:text-properties style:font-name="Ubuntu" fo:font-size="16pt" officeooo:rsid="001eff8e" officeooo:paragraph-rsid="001eff8e" style:font-size-asian="16pt" style:font-size-complex="16pt"/>
    </style:style>
    <style:style style:name="P16" style:family="paragraph" style:parent-style-name="Subtitle">
      <style:text-properties style:font-name="Ubuntu Condensed" fo:font-size="16pt" officeooo:rsid="001eff8e" officeooo:paragraph-rsid="001eff8e" style:font-size-asian="16pt" style:font-size-complex="16pt"/>
    </style:style>
    <style:style style:name="P17" style:family="paragraph" style:parent-style-name="Heading_20_3">
      <style:text-properties style:font-name="Ubuntu"/>
    </style:style>
    <style:style style:name="P18" style:family="paragraph" style:parent-style-name="Heading_20_3">
      <style:text-properties style:font-name="Ubuntu" officeooo:rsid="00254074" officeooo:paragraph-rsid="00254074"/>
    </style:style>
    <style:style style:name="P19" style:family="paragraph" style:parent-style-name="Heading_20_3">
      <style:text-properties style:font-name="Ubuntu" officeooo:rsid="00281e05" officeooo:paragraph-rsid="00281e05"/>
    </style:style>
    <style:style style:name="P20" style:family="paragraph" style:parent-style-name="Heading_20_3">
      <style:text-properties style:font-name="Ubuntu" officeooo:rsid="002a9578" officeooo:paragraph-rsid="002a9578"/>
    </style:style>
    <style:style style:name="P21" style:family="paragraph" style:parent-style-name="Heading_20_3">
      <style:text-properties style:font-name="Ubuntu" officeooo:rsid="002c0ddb" officeooo:paragraph-rsid="002c0ddb"/>
    </style:style>
    <style:style style:name="P22" style:family="paragraph" style:parent-style-name="Heading_20_3">
      <style:text-properties officeooo:rsid="002a9578" officeooo:paragraph-rsid="002a9578"/>
    </style:style>
    <style:style style:name="T1" style:family="text">
      <style:text-properties officeooo:rsid="00206833"/>
    </style:style>
    <style:style style:name="T2" style:family="text">
      <style:text-properties officeooo:rsid="0022b2e9"/>
    </style:style>
    <style:style style:name="T3" style:family="text">
      <style:text-properties fo:font-style="italic" style:font-style-asian="italic" style:font-style-complex="italic"/>
    </style:style>
    <style:style style:name="T4" style:family="text">
      <style:text-properties fo:font-style="italic" officeooo:rsid="0022b2e9" style:font-style-asian="italic" style:font-style-complex="italic"/>
    </style:style>
    <style:style style:name="T5" style:family="text">
      <style:text-properties fo:font-style="italic" officeooo:rsid="00206833" style:font-style-asian="italic" style:font-style-complex="italic"/>
    </style:style>
    <style:style style:name="T6" style:family="text">
      <style:text-properties style:font-name="Ubuntu"/>
    </style:style>
    <style:style style:name="T7" style:family="text">
      <style:text-properties style:text-position="super 58%"/>
    </style:style>
    <style:style style:name="T8" style:family="text">
      <style:text-properties style:text-position="super 58%" officeooo:rsid="002be553"/>
    </style:style>
    <style:style style:name="T9" style:family="text">
      <style:text-properties fo:font-style="normal" style:font-style-asian="normal" style:font-style-complex="normal"/>
    </style:style>
    <style:style style:name="T10" style:family="text">
      <style:text-properties officeooo:rsid="002be5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meMiner</text:p>
      <text:p text:style-name="P16">Mohammad Ahmadzadeh</text:p>
      <text:p text:style-name="P16">Alok Hota</text:p>
      <text:p text:style-name="P16">Tyler Plunkett</text:p>
      <text:p text:style-name="P2"/>
      <text:p text:style-name="P3">CS 494/594 – Fundamentals of Digital Archeology</text:p>
      <text:p text:style-name="P1"/>
      <text:h text:style-name="P15" text:outline-level="2">Original Idea</text:h>
      <text:p text:style-name="P4">TimeMiner was originally conceived as a <text:span text:style-name="T1">project that would analyze various aspects of Wikipedia articles and generate a timeline of notable events. Events would be defined by </text:span><text:span text:style-name="T5">clusters</text:span><text:span text:style-name="T1"> of articles which were determined to be related in the event. We wanted to also generate an interactive visualization of the clusters in the timeline to show how they would change and evolve over time. Aspects of interest for articles were edits, views, locations, time, and content.</text:span></text:p>
      <text:p text:style-name="P5">This was a very broadly defined project and was too large to take on during the month's time in which we had to complete it. We had to narrow the scope of the project in multiple ways.</text:p>
      <text:h text:style-name="P13" text:outline-level="2">New Idea</text:h>
      <text:p text:style-name="P5">The first method of reducing scope was to ignore edits. We found that in order to analyze the edits for articles, we would have needed to download a Wikipedia snapshot that included history. This would have been a massive download and would have also been unreasonable to parse given our time and resources. Additionally we found that edit information was quite inconsistent, and would have been a difficult source of useful information. </text:p>
      <text:p text:style-name="P5">We <text:span text:style-name="T2">also had to reduce the time scale of the project to include only information on articles in 2014. That is, the statistics on page views and link information only came from 2014. Finally, rather than algorithmically generating central articles for the clusters, we cherry-picked three </text:span><text:span text:style-name="T4">seeds</text:span><text:span text:style-name="T2">: 2014_Winter_Olympics, Malaysia_Airlines_Flight_370, and Ebola_virus_disease, to try and analyze the respective events.</text:span></text:p>
      <text:h text:style-name="P12" text:outline-level="2">Data Retrieval</text:h>
      <text:h text:style-name="P17" text:outline-level="3">Page Links</text:h>
      <text:p text:style-name="P6">In order to analyze the links in a cluster, we needed to find articles that linked into the seed and articles that were linked from the seed. These are ingoing and outgoing links, respectively. To find this, we used two SQL page dumps provided by Wikipedia: <text:span text:style-name="T3">pagelinks</text:span> and <text:span text:style-name="T3">pages</text:span>. The <text:span text:style-name="T3">pagelinks</text:span> table included source and destination articles for each link. However the sources used article IDs and the destinations used article titles. In order to translate between the two, we needed the <text:span text:style-name="T3">pages</text:span> table, which mapped IDs to titles. These files were rather large; <text:span text:style-name="T3">pagelinks</text:span> was 30 GB and <text:span text:style-name="T3">pages</text:span> was 4 GB.</text:p>
      <text:h text:style-name="P18" text:outline-level="3">Page Views</text:h>
      <text:p text:style-name="P7">Wikipedia also provided statistics on <text:s/>page views via large compressed files. These files contained every article, media file, or WikiProject page that was accessed within an hour. For example, <text:span text:style-name="T3">pagecounts-20140101-000000.gz</text:span> contains information on any page accessed between 00:00:00 and 00:59:59 on January 1<text:span text:style-name="T7">st</text:span>, 2014. Each line contained information for a <text:soft-page-break/>page: the language of the page, the title, the number of times it was accessed that hour, and the total data transferred. These files were extremely large. For 2014 (up to November 13<text:span text:style-name="T7">th</text:span>, 08:00:00), the files totaled to 946 GB when compressed.</text:p>
      <text:h text:style-name="P19" text:outline-level="3">Page Contents</text:h>
      <text:p text:style-name="P8">We found a Python module written by Jonathan Goldsmith to access Wikipedia articles. It is a wrapper for Wikipedia's API. We used this module to access content, references, and some link information for articles. Wikipedia requests users to not crawl their site, so using this module helped access information quickly via their API instead of mass HTTP requests. However the module sometimes contained incorrect article titles and link information. Additionally, the content had some Markdown syntax and section headers and other extra data.</text:p>
      <text:h text:style-name="P14" text:outline-level="2">Data Analysis</text:h>
      <text:h text:style-name="P22" text:outline-level="3"><text:span text:style-name="T6">Link Analysis</text:span></text:h>
      <text:p text:style-name="P9">We tried importing the tables from the SQL dumps and various optimizations to speed up the process. However they ran for nearly a week without completing. We then decided to use regular expressions to parse the dumps and extract the information without creating a MySQL table. This was much faster and completed in approximately 20 minutes.</text:p>
      <text:p text:style-name="P9">From here, we were able to find ingoing and outgoing links for each seed. We kept each list of links in a set and took the intersection of them to find <text:span text:style-name="T3">backlinks</text:span><text:span text:style-name="T9">. This means that the seed contained a link to an article, and that article had a link back to the seed. We originally thought this would result in manageable clusters, but they actually resulted in clusters ranging from 64 – 285 articles for the three seeds.</text:span></text:p>
      <text:h text:style-name="P20" text:outline-level="3">View Analysis</text:h>
      <text:p text:style-name="P9">The first step to analyzing page views was to reduce the amount of information in the page view statistics files. Since the files were already large when compressed (approximately 80 MB each), we used <text:span text:style-name="T3">zcat</text:span> to get the output of the file without uncompressing the file to disk. From here, we eliminated any entry that was not from the English language Wikipedia.</text:p>
      <text:p text:style-name="P9">We could now get focused information on page views since we had lists of specific articles to analyze from the link analysis step. <text:span text:style-name="T10">We generated year-long lists of page views for each article in each of the three clusters. These lists had 7,592 data points – one for each hour from January 1</text:span><text:span text:style-name="T8">st</text:span><text:span text:style-name="T10"> 2014 00:00:00 to November 13</text:span><text:span text:style-name="T8">th</text:span><text:span text:style-name="T10"> 2014 08:00:00. Each month took around 6 hours wall time to analyze, so we ran separate processes for each month to analyze in parallel.</text:span></text:p>
      <text:h text:style-name="P21" text:outline-level="3">Content Analysis</text:h>
      <text:p text:style-name="P10">Since the clusters for each seed were still too large, we needed to <text:span text:style-name="T3">cull</text:span><text:span text:style-name="T9"> them by analyzing </text:span><text:soft-page-break/><text:span text:style-name="T9">article content and references. This would determine which articles were more related to the seed than others. We first analyzed articles with common references. We kept any article that had at least one reference source in common with the seed, and eliminated all others. This reduced the cluster size quite a bit (90% in one case), to a range of approximately 20 – 33 articles.</text:span></text:p>
      <text:p text:style-name="P10"><text:span text:style-name="T9">Additionally, we analyzed the content of each article compared to the seed. In order to remove bias against longer articles, we looked at the top ten words in articles instead of getting word counts. For each article in the cluster, if that article's top ten list contained at least 3 words in common with the seed's top ten list, we kept it. We eliminated articles with 2 or fewer words in common. This reduced the cluster size range to 7 – 15, which was our within our ideal range.</text:span></text:p>
      <text:p text:style-name="P10"><text:span text:style-name="T9">We also used these top ten lists to pick </text:span><text:span text:style-name="T3">event words </text:span><text:span text:style-name="T9">for each cluster. The top four most common words across all articles were chosen for this. We did this because we felt these words would reflect the general concept of the event across all of the closely-related articles.</text:span></text:p>
      <text:p text:style-name="P10"><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Dyslexic" svg:font-family="OpenDyslexic" style:font-pitch="variable"/>
    <style:font-face style:name="Ubuntu" svg:font-family="Ubuntu" style:font-pitch="variable"/>
    <style:font-face style:name="Ubuntu Condensed" svg:font-family="'Ubuntu Condensed'" style:font-pitch="variable"/>
    <style:font-face style:name="Ubuntu Light" svg:font-family="'Ubuntu Light'" style:font-adornments="Ligh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ok </meta:initial-creator>
    <meta:creation-date>2014-12-03T21:59:13.094122043</meta:creation-date>
    <dc:date>2014-12-04T18:10:32.299084311</dc:date>
    <dc:creator>alok </dc:creator>
    <meta:editing-duration>PT1H23M42S</meta:editing-duration>
    <meta:editing-cycles>13</meta:editing-cycles>
    <meta:generator>LibreOffice/4.2.7.2$Linux_X86_64 LibreOffice_project/420m0$Build-2</meta:generator>
    <meta:document-statistic meta:table-count="0" meta:image-count="0" meta:object-count="0" meta:page-count="4" meta:paragraph-count="29" meta:word-count="1047" meta:character-count="6265" meta:non-whitespace-character-count="5240"/>
  </office:meta>
</office:document-meta>
</file>